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.8139in" table:align="left"/>
    </style:style>
    <style:style style:name="Table1.A" style:family="table-column">
      <style:table-column-properties style:column-width="1.8139in"/>
    </style:style>
    <style:style style:name="Table1.1" style:family="table-row">
      <style:table-row-properties style:min-row-height="1.1764in"/>
    </style:style>
    <style:style style:name="Table1.A1" style:family="table-cell">
      <style:table-cell-properties style:vertical-align="middle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1">
      <style:paragraph-properties fo:margin-left="0.4925in" fo:margin-right="0in" fo:text-indent="-0.25in" style:auto-text-indent="false"/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3 October</text:p>
      <text:p text:style-name="P2"/>
      <text:p text:style-name="P3">Computers:</text:p>
      <text:p text:style-name="P3"/>
      <text:list xml:id="list96596181" text:style-name="L1">
        <text:list-item>
          <text:p text:style-name="P6">8a: Explain why copyright laws exist.</text:p>
          <text:list>
            <text:list-item>
              <text:p text:style-name="P6">to protect intellectual property</text:p>
              <text:list>
                <text:list-header>
                  <text:p text:style-name="P7"/>
                </text:list-header>
              </text:list>
            </text:list-item>
          </text:list>
        </text:list-item>
        <text:list-item>
          <text:p text:style-name="P6">8b: Explain why it is not permissible to accept free copy of a paid copyrighted computer game or a program from a friend unless it is considered freeware or shareware...explain the concept of freeware and shareware.</text:p>
          <text:list>
            <text:list-item>
              <text:p text:style-name="P6">because the author is not being compensated for their intellectual property</text:p>
            </text:list-item>
            <text:list-item>
              <text:p text:style-name="P6">freeware is software that is free w/ no restrictions for all time</text:p>
            </text:list-item>
            <text:list-item>
              <text:p text:style-name="P6">shareware is software that is free potentially w/ restrictions for a limited time; it may be a trial version w/ the expectation that a user will pay for it at a later date</text:p>
              <text:p text:style-name="P6"/>
            </text:list-item>
          </text:list>
        </text:list-item>
        <text:list-item>
          <text:p text:style-name="P6">8c: Explain the restrictions and limitations of downloading music from the Internet.</text:p>
          <text:list>
            <text:list-item>
              <text:p text:style-name="P6">just like software, music is intellectual property</text:p>
            </text:list-item>
            <text:list-item>
              <text:p text:style-name="P6">therefore you have to pay for it unless the band has relinquished their rights to it via a particular license (lots of bands do this)</text:p>
            </text:list-item>
            <text:list-item>
              <text:p text:style-name="P6">technically, you can't share music either - both parties have to pay for it</text:p>
            </text:list-item>
          </text:list>
        </text:list-item>
      </text:list>
      <text:p text:style-name="P2"/>
      <text:p text:style-name="P3">Digital Technology:</text:p>
      <text:p text:style-name="P2"/>
      <text:p text:style-name="P3">Computer Programming:</text:p>
      <text:p text:style-name="P4"/>
      <text:list xml:id="list326984260" text:continue-numbering="true" text:style-name="L1">
        <text:list-item>
          <text:p text:style-name="P6">4a: Explain how software patents and copyrights protect a programmer</text:p>
          <text:list>
            <text:list-item>
              <text:p text:style-name="P6">they get recognition for their work</text:p>
            </text:list-item>
            <text:list-item>
              <text:p text:style-name="P6">they don't have their work misrepresented</text:p>
            </text:list-item>
          </text:list>
        </text:list-item>
      </text:list>
      <text:p text:style-name="P4"/>
      <text:list xml:id="list1259921795" text:continue-numbering="true" text:style-name="L1">
        <text:list-item>
          <text:p text:style-name="P6">4b: Explain the difference between owning and licensing software.</text:p>
          <text:list>
            <text:list-item>
              <text:p text:style-name="P6">owning means that you paid for it and you can do w/ it what you want</text:p>
            </text:list-item>
            <text:list-item>
              <text:p text:style-name="P6">licensing means that you paid for a particular license and can do w/ it only what the license specifies </text:p>
              <text:list>
                <text:list-item>
                  <text:p text:style-name="P6">ever wonder what a EULA says?</text:p>
                </text:list-item>
              </text:list>
              <text:p text:style-name="P6"/>
            </text:list-item>
          </text:list>
        </text:list-item>
        <text:list-item>
          <text:p text:style-name="P6">4c: Describe the differences between freeware, open source, and commercial software and why it is important to respect the terms of each.</text:p>
          <text:list>
            <text:list-item>
              <text:p text:style-name="P6">freeware is free</text:p>
            </text:list-item>
            <text:list-item>
              <text:p text:style-name="P6">open source grants access to the code and - depending on the license - may allow you to modify the code</text:p>
            </text:list-item>
            <text:list-item>
              <text:p text:style-name="P6">commercial software is none of those</text:p>
            </text:list-item>
            <text:list-item>
              <text:p text:style-name="P6">types of licenses: MIT, GPL, etc. (some of these act as "viruses")</text:p>
            </text:list-item>
          </text:list>
        </text:list-item>
      </text:list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yn Treshansky</meta:initial-creator>
    <meta:creation-date>2014-09-15T15:56:54</meta:creation-date>
    <dc:date>2014-10-12T14:59:27</dc:date>
    <dc:creator>Allyn Treshansky</dc:creator>
    <meta:editing-duration>PT48M5S</meta:editing-duration>
    <meta:editing-cycles>19</meta:editing-cycles>
    <meta:generator>LibreOffice/3.5$Linux_X86_64 LibreOffice_project/350m1$Build-2</meta:generator>
    <meta:document-statistic meta:table-count="1" meta:image-count="0" meta:object-count="0" meta:page-count="2" meta:paragraph-count="26" meta:word-count="325" meta:character-count="1787" meta:non-whitespace-character-count="1509"/>
  </office:meta>
</office:document-meta>
</file>